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2319in" fo:break-before="auto" style:use-optimal-row-height="true"/>
    </style:style>
    <style:style style:name="ro17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;[.K106];[.K107];[.J137])" office:value-type="float" office:value="202700">
            <text:p>202700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;[.G136])" office:value-type="float" office:value="197500">
            <text:p>19750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5200">
            <text:p>52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10700">
            <text:p>10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11900">
            <text:p>11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Default" office:value-type="string">
            <text:p>Artsvi</text:p>
          </table:table-cell>
          <table:table-cell table:number-columns-repeated="2"/>
          <table:table-cell office:value-type="float" office:value="6000">
            <text:p>6000</text:p>
          </table:table-cell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24000">
            <text:p>124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627.82608695652">
            <text:p>1627.826086956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39.130434782609">
            <text:p>439.130434782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8430.4347826087">
            <text:p>48430.4347826087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6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7/06/2016</text:p>
          </table:table-cell>
          <table:table-cell office:value-type="float" office:value="12900">
            <text:p>12900</text:p>
          </table:table-cell>
          <table:table-cell table:number-columns-repeated="4"/>
          <table:table-cell table:style-name="ce2" table:formula="of:=SUM([.B136:.F136])" office:value-type="float" office:value="12900">
            <text:p>12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65];[.C165];[.D165];[.F165])" office:value-type="float" office:value="537.5">
            <text:p>537.5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2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65:.E165])" office:value-type="float" office:value="537.5">
            <text:p>537.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65:.F165])" office:value-type="float" office:value="537.5">
            <text:p>537.5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65];[.C165];[.D165];[.F165])" office:value-type="float" office:value="537.5">
            <text:p>537.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65:.E165])" office:value-type="float" office:value="537.5">
            <text:p>537.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165:.F165])" office:value-type="float" office:value="537.5">
            <text:p>537.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65:.F165])" office:value-type="float" office:value="537.5">
            <text:p>537.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65:.F165])" office:value-type="float" office:value="537.5">
            <text:p>537.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7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B165:.F165])" office:value-type="float" office:value="537.5">
            <text:p>537.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7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C165:.F165])"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7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65:.E165])" office:value-type="float" office:value="537.5">
            <text:p>537.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65:.F165])" office:value-type="float" office:value="537.5">
            <text:p>537.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65:.F165])" office:value-type="float" office:value="537.5">
            <text:p>537.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65:.F165])" office:value-type="float" office:value="537.5">
            <text:p>537.5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;[.F165])" office:value-type="float" office:value="537.5">
            <text:p>537.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65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7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)" office:value-type="float" office:value="537.5">
            <text:p>537.5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7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7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12"/>
        </table:table-row>
        <table:table-row table:style-name="ro12">
          <table:table-cell/>
          <table:table-cell table:formula="of:=[.B136]/24" office:value-type="float" office:value="537.5">
            <text:p>537.5</text:p>
          </table:table-cell>
          <table:table-cell table:formula="of:=[.C136]/25" office:value-type="float" office:value="0">
            <text:p>0</text:p>
          </table:table-cell>
          <table:table-cell table:formula="of:=[.D136]/24" office:value-type="float" office:value="0">
            <text:p>0</text:p>
          </table:table-cell>
          <table:table-cell table:formula="of:=[.E136]/23" office:value-type="float" office:value="0">
            <text:p>0</text:p>
          </table:table-cell>
          <table:table-cell table:style-name="ce3" table:formula="of:=[.F136]/23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37:.H165])" office:value-type="float" office:value="12900">
            <text:p>129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6/27/2016</text:date>, <text:time>13:1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7T13:14:48</dc:date>
    <meta:editing-duration>P8DT7H18M10S</meta:editing-duration>
    <meta:editing-cycles>2700</meta:editing-cycles>
    <meta:generator>OpenOffice/4.1.1$Unix OpenOffice.org_project/411m6$Build-9775</meta:generator>
    <dc:creator>Hasmik Dabaghyan</dc:creator>
    <meta:document-statistic meta:table-count="15" meta:cell-count="6800" meta:object-count="0"/>
  </office:meta>
</office:document-meta>
</file>